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0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3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4" style:family="table-cell" style:parent-style-name="Pivot_20_Table_20_Value" style:data-style-name="N0"/>
    <style:style style:name="ce35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3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Feuille1_1_1_1" table:style-name="ta1">
        <table:shapes>
          <draw:frame draw:z-index="0" draw:style-name="gr1" draw:text-style-name="P1" svg:width="16.007cm" svg:height="8.975cm" svg:x="18.294cm" svg:y="5.193c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4"/>
        <table:table-column table:style-name="co1" table:default-cell-style-name="ce29"/>
        <table:table-column table:style-name="co1" table:default-cell-style-name="ce34"/>
        <table:table-column table:style-name="co1" table:default-cell-style-name="ce39"/>
        <table:table-row table:style-name="ro1">
          <table:table-cell table:style-name="ce21"/>
          <table:table-cell table:style-name="ce26" office:value-type="string" calcext:value-type="string">
            <text:p>Données</text:p>
          </table:table-cell>
          <table:table-cell table:style-name="ce31"/>
          <table:table-cell table:style-name="ce36"/>
        </table:table-row>
        <table:table-row table:style-name="ro1">
          <table:table-cell table:style-name="ce22" office:value-type="string" calcext:value-type="string">
            <text:p>annee</text:p>
          </table:table-cell>
          <table:table-cell table:style-name="ce27" office:value-type="string" calcext:value-type="string">
            <text:p>Max - maximum</text:p>
          </table:table-cell>
          <table:table-cell table:style-name="ce32" office:value-type="string" calcext:value-type="string">
            <text:p>Min - minimum</text:p>
          </table:table-cell>
          <table:table-cell table:style-name="ce37" office:value-type="string" calcext:value-type="string">
            <text:p>Moyenne - moyenne</text:p>
          </table:table-cell>
        </table:table-row>
        <table:table-row table:style-name="ro1">
          <table:table-cell table:style-name="ce23" office:value-type="float" office:value="2020" calcext:value-type="float">
            <text:p>2020</text:p>
          </table:table-cell>
          <table:table-cell table:style-name="ce28" office:value-type="float" office:value="427.94" calcext:value-type="float">
            <text:p>427,94</text:p>
          </table:table-cell>
          <table:table-cell table:style-name="ce33" office:value-type="float" office:value="4.11" calcext:value-type="float">
            <text:p>4,11</text:p>
          </table:table-cell>
          <table:table-cell table:style-name="ce38" office:value-type="float" office:value="68.84" calcext:value-type="float">
            <text:p>68,8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90.63" calcext:value-type="float">
            <text:p>390,63</text:p>
          </table:table-cell>
          <table:table-cell office:value-type="float" office:value="4.28" calcext:value-type="float">
            <text:p>4,28</text:p>
          </table:table-cell>
          <table:table-cell office:value-type="float" office:value="65.57" calcext:value-type="float">
            <text:p>65,5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.13" calcext:value-type="float">
            <text:p>383,13</text:p>
          </table:table-cell>
          <table:table-cell office:value-type="float" office:value="4.25" calcext:value-type="float">
            <text:p>4,25</text:p>
          </table:table-cell>
          <table:table-cell office:value-type="float" office:value="67.22" calcext:value-type="float">
            <text:p>67,2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80.41" calcext:value-type="float">
            <text:p>480,41</text:p>
          </table:table-cell>
          <table:table-cell office:value-type="float" office:value="4.04" calcext:value-type="float">
            <text:p>4,04</text:p>
          </table:table-cell>
          <table:table-cell office:value-type="float" office:value="74.27" calcext:value-type="float">
            <text:p>74,2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65.98" calcext:value-type="float">
            <text:p>565,98</text:p>
          </table:table-cell>
          <table:table-cell office:value-type="float" office:value="4.31" calcext:value-type="float">
            <text:p>4,31</text:p>
          </table:table-cell>
          <table:table-cell office:value-type="float" office:value="80.81" calcext:value-type="float">
            <text:p>80,81</text:p>
          </table:table-cell>
        </table:table-row>
        <table:table-row table:style-name="ro1">
          <table:table-cell table:style-name="ce25" office:value-type="float" office:value="2025" calcext:value-type="float">
            <text:p>2025</text:p>
          </table:table-cell>
          <table:table-cell table:style-name="ce30" office:value-type="float" office:value="170.9" calcext:value-type="float">
            <text:p>170,9</text:p>
          </table:table-cell>
          <table:table-cell table:style-name="ce35" office:value-type="float" office:value="4.5" calcext:value-type="float">
            <text:p>4,5</text:p>
          </table:table-cell>
          <table:table-cell table:style-name="ce40" office:value-type="float" office:value="32.97" calcext:value-type="float">
            <text:p>32,97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Table dynamique_Table dynamique_Feuille1_1_1_1'.A1:'Table dynamique_Table dynamique_Table dynamique_Feuille1_1_1_1'.D8" table:buttons="'Table dynamique_Table dynamique_Table dynamique_Feuille1_1_1_1'.A2 'Table dynamique_Table dynamique_Table dynamique_Feuille1_1_1_1'.B1" table:grand-total="none" table:show-filter-button="false" table:drill-down-on-double-click="false">
          <table:database-source-query table:database-name="vraiSAEBD" table:query-name="VraiGraph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max">
            <table:data-pilot-level table:show-empty="false" calcext:repeat-item-labels="false">
              <table:data-pilot-members>
                <table:data-pilot-member table:name="170,9" table:display="true" table:show-details="true"/>
                <table:data-pilot-member table:name="383,13" table:display="true" table:show-details="true"/>
                <table:data-pilot-member table:name="390,63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imum" table:orientation="data" table:used-hierarchy="0" table:function="min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yenne" table:orientation="data" table:used-hierarchy="0" table:function="average">
            <table:data-pilot-level table:show-empty="false" calcext:repeat-item-labels="false">
              <table:data-pilot-members>
                <table:data-pilot-member table:name="32,97" table:display="true" table:show-details="true"/>
                <table:data-pilot-member table:name="65,57" table:display="true" table:show-details="true"/>
                <table:data-pilot-member table:name="67,22" table:display="true" table:show-details="true"/>
                <table:data-pilot-member table:name="68,84" table:display="true" table:show-details="true"/>
                <table:data-pilot-member table:name="74,27" table:display="true" table:show-details="true"/>
                <table:data-pilot-member table:name="80,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4:24:51.1676462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7:47:53.441280163</meta:creation-date>
    <dc:date>2025-03-25T18:07:51.258435820</dc:date>
    <meta:editing-duration>PT1M22S</meta:editing-duration>
    <meta:editing-cycles>1</meta:editing-cycles>
    <meta:generator>LibreOffice/24.2.7.2$Linux_X86_64 LibreOffice_project/420$Build-2</meta:generator>
    <meta:document-statistic meta:table-count="4" meta:cell-count="2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loext:data-pilot-source="DataPilot1" chart:class="chart:line" chart:style-name="ch1">
        <chart:title svg:x="5.09cm" svg:y="0.315cm" chart:style-name="ch2">
          <text:p>Evolution CA Total par client</text:p>
        </chart:title>
        <chart:legend chart:legend-position="end" svg:x="11.542cm" svg:y="2.942cm" style:legend-expansion="high" chart:style-name="ch3"/>
        <chart:plot-area chart:style-name="ch4" table:cell-range-address="PivotChart" chart:data-source-has-labels="column" svg:x="0.32cm" svg:y="1.273cm" svg:width="10.902cm" svg:height="6.624cm">
          <chart:coordinate-region svg:x="1.127cm" svg:y="1.473cm" svg:width="9.723cm" svg:height="5.777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line">
            <chart:data-point chart:repeated="6"/>
          </chart:series>
          <chart:series chart:style-name="ch8" chart:values-cell-range-address="PT@data 1" chart:label-cell-address="PT@label 1" chart:class="chart:line">
            <chart:data-point chart:repeated="6"/>
          </chart:series>
          <chart:series chart:style-name="ch9" chart:values-cell-range-address="PT@data 2" chart:label-cell-address="PT@label 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- maximum</text:p>
                <draw:g>
                  <svg:desc>PT@label 0</svg:desc>
                </draw:g>
              </table:table-cell>
              <table:table-cell office:value-type="string">
                <text:p>Min - minimum</text:p>
                <draw:g>
                  <svg:desc>PT@label 1</svg:desc>
                </draw:g>
              </table:table-cell>
              <table:table-cell office:value-type="string">
                <text:p>Moyenne - moyenne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427.94">
                <text:p>427.94</text:p>
                <draw:g>
                  <svg:desc>PT@data 0</svg:desc>
                </draw:g>
              </table:table-cell>
              <table:table-cell office:value-type="float" office:value="4.11">
                <text:p>4.11</text:p>
                <draw:g>
                  <svg:desc>PT@data 1</svg:desc>
                </draw:g>
              </table:table-cell>
              <table:table-cell office:value-type="float" office:value="68.84">
                <text:p>68.84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90.63">
                <text:p>390.63</text:p>
              </table:table-cell>
              <table:table-cell office:value-type="float" office:value="4.28">
                <text:p>4.28</text:p>
              </table:table-cell>
              <table:table-cell office:value-type="float" office:value="65.57">
                <text:p>65.5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83.13">
                <text:p>383.13</text:p>
              </table:table-cell>
              <table:table-cell office:value-type="float" office:value="4.25">
                <text:p>4.25</text:p>
              </table:table-cell>
              <table:table-cell office:value-type="float" office:value="67.22">
                <text:p>67.2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80.41">
                <text:p>480.41</text:p>
              </table:table-cell>
              <table:table-cell office:value-type="float" office:value="4.04">
                <text:p>4.04</text:p>
              </table:table-cell>
              <table:table-cell office:value-type="float" office:value="74.27">
                <text:p>74.2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65.98">
                <text:p>565.98</text:p>
              </table:table-cell>
              <table:table-cell office:value-type="float" office:value="4.31">
                <text:p>4.31</text:p>
              </table:table-cell>
              <table:table-cell office:value-type="float" office:value="80.81">
                <text:p>80.8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70.9">
                <text:p>170.9</text:p>
              </table:table-cell>
              <table:table-cell office:value-type="float" office:value="4.5">
                <text:p>4.5</text:p>
              </table:table-cell>
              <table:table-cell office:value-type="float" office:value="32.97">
                <text:p>32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